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455"/>
    </style:style>
    <style:style style:name="P2" style:family="paragraph" style:parent-style-name="Standard">
      <style:paragraph-properties fo:text-align="center" style:justify-single-word="false"/>
      <style:text-properties officeooo:paragraph-rsid="00158256"/>
    </style:style>
    <style:style style:name="P3" style:family="paragraph" style:parent-style-name="Standard">
      <style:text-properties officeooo:rsid="0014d278" officeooo:paragraph-rsid="0014d278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officeooo:paragraph-rsid="00158256"/>
    </style:style>
    <style:style style:name="P6" style:family="paragraph" style:parent-style-name="Standard">
      <style:text-properties officeooo:paragraph-rsid="0029362a"/>
    </style:style>
    <style:style style:name="P7" style:family="paragraph" style:parent-style-name="Standard">
      <style:text-properties officeooo:rsid="0029362a" officeooo:paragraph-rsid="0029362a"/>
    </style:style>
    <style:style style:name="P8" style:family="paragraph" style:parent-style-name="Standard">
      <style:text-properties officeooo:paragraph-rsid="0015b237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officeooo:rsid="001f7ca4" officeooo:paragraph-rsid="001f7ca4"/>
    </style:style>
    <style:style style:name="P10" style:family="paragraph" style:parent-style-name="Heading_20_2">
      <style:paragraph-properties fo:text-align="center" style:justify-single-word="false"/>
      <style:text-properties officeooo:rsid="00158256"/>
    </style:style>
    <style:style style:name="P11" style:family="paragraph" style:parent-style-name="Heading_20_2">
      <style:paragraph-properties fo:text-align="center" style:justify-single-word="false"/>
      <style:text-properties officeooo:rsid="002937b3" officeooo:paragraph-rsid="002937b3"/>
    </style:style>
    <style:style style:name="T1" style:family="text">
      <style:text-properties officeooo:rsid="0011e394"/>
    </style:style>
    <style:style style:name="T2" style:family="text">
      <style:text-properties officeooo:rsid="0013b455"/>
    </style:style>
    <style:style style:name="T3" style:family="text">
      <style:text-properties officeooo:rsid="0014d278"/>
    </style:style>
    <style:style style:name="T4" style:family="text">
      <style:text-properties fo:color="#0066ff"/>
    </style:style>
    <style:style style:name="T5" style:family="text">
      <style:text-properties fo:color="#0066ff" style:text-underline-style="solid" style:text-underline-width="auto" style:text-underline-color="font-color" officeooo:rsid="0014d278"/>
    </style:style>
    <style:style style:name="T6" style:family="text">
      <style:text-properties officeooo:rsid="0015b237"/>
    </style:style>
    <style:style style:name="T7" style:family="text">
      <style:text-properties officeooo:rsid="0020b5fa"/>
    </style:style>
    <style:style style:name="T8" style:family="text">
      <style:text-properties officeooo:rsid="0022a4c8"/>
    </style:style>
    <style:style style:name="T9" style:family="text">
      <style:text-properties officeooo:rsid="002701e1"/>
    </style:style>
    <style:style style:name="T10" style:family="text">
      <style:text-properties officeooo:rsid="002936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9">Assignment 2: Hello BeagleBone</text:span></text:h>
      <text:p text:style-name="Standard"/>
      <text:p text:style-name="P1"><text:tab/><text:span text:style-name="T1">For this assignment you will need a BeagleBone Black, a Robotics Cape, and a host-computer. </text:span>Please <text:span text:style-name="T2">create a single PDF document containing </text:span>the answers to all questions in this <text:span text:style-name="T2">assignment</text:span>. Also <text:span text:style-name="T2">include </text:span>your source code <text:span text:style-name="T8">on the last page</text:span>. For this assignment you will submit a single PDF file to <text:span text:style-name="T5">submissions</text:span><text:a xlink:type="simple" xlink:href="mailto:mae143c@renaissance-press.com" text:style-name="Internet_20_link" text:visited-style-name="Visited_20_Internet_20_Link"><text:span text:style-name="T4">@renaissance-press.com</text:span></text:a> instead of just your source code. </text:p>
      <text:p text:style-name="P3"><text:tab/>You may work together with a partner and may even share a BeagleBone. However, all source code, answers, and figures must be your own. Copying is another’s work is a violation of the academic honesty policy.</text:p>
      <text:p text:style-name="P4"/>
      <text:p text:style-name="P10">Setup</text:p>
      <text:p text:style-name="P11">Still working on this bit</text:p>
      <text:p text:style-name="P6"><text:span text:style-name="T3"><text:tab/></text:span><text:a xlink:type="simple" xlink:href="http://beagleboard.org/getting-started" text:style-name="Internet_20_link" text:visited-style-name="Visited_20_Internet_20_Link"><text:span text:style-name="T3">http://beagleboard.org/getting-started</text:span></text:a></text:p>
      <text:p text:style-name="P7"><text:a xlink:type="simple" xlink:href="http://strawsondesign.com/#!manual-install" text:style-name="Internet_20_link" text:visited-style-name="Visited_20_Internet_20_Link">http://strawsondesign.com/#!manual-install</text:a></text:p>
      <text:p text:style-name="P7"/>
      <text:p text:style-name="P2"/>
      <text:p text:style-name="P5"><text:span text:style-name="T10">Making Your First Program</text:span> <text:span text:style-name="T7">(10 pts)</text:span></text:p>
      <text:p text:style-name="P8"><text:tab/><text:span text:style-name="T6"> Make a copy of the project template in the /root/ directory, read the README file inside, and rename it to my_blink. Here you will write your own version of the ‘blink’ example with your own twist. It must meet the following requirements:</text:span></text:p>
      <text:p text:style-name="P8">- <text:span text:style-name="T10">The pause button must toggle the program state between RUNNING and PAUSED.</text:span></text:p>
      <text:p text:style-name="P8">- <text:span text:style-name="T10">The mode button must change what your program does in some way.</text:span></text:p>
      <text:p text:style-name="P8">- <text:span text:style-name="T10">Both green and red LEDs must do something differently depending on the mode.</text:span></text:p>
      <text:p text:style-name="P8">- <text:span text:style-name="T10">It must print something to the console while in the main while loop.</text:span></text:p>
      <text:p text:style-name="P8">- <text:span text:style-name="T10">It must exit the main while loop when ctrl-c is pressed</text:span></text:p>
      <text:p text:style-name="P8">- <text:span text:style-name="T10">It must sleep at some point in the while loop.</text:span></text:p>
      <text:p text:style-name="P8">- <text:span text:style-name="T10">It must print “Goodbye Cruel World” to the console after the main loop exits and before main() returns.</text:span></text:p>
      <text:p text:style-name="P7">As long as these requirements are met and you submit a PDF with the source code and a screenshot of the console output, you will receive all 10 points. You may have <text:soft-page-break/>fun blinking lights and making this fancy but I would rather you love onto the next assignment inst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class="text">
      <style:paragraph-properties fo:text-align="center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-k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18</meta:editing-cycles>
    <meta:print-date>2015-11-19T02:40:00</meta:print-date>
    <meta:creation-date>2015-11-19T02:05:00</meta:creation-date>
    <dc:date>2016-10-17T03:08:18.174464094</dc:date>
    <meta:editing-duration>PT1H25M48S</meta:editing-duration>
    <meta:generator>LibreOffice/5.2.2.2$Linux_X86_64 LibreOffice_project/20m0$Build-2</meta:generator>
    <meta:document-statistic meta:table-count="0" meta:image-count="0" meta:object-count="0" meta:page-count="2" meta:paragraph-count="17" meta:word-count="299" meta:character-count="1752" meta:non-whitespace-character-count="14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